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855cm" svg:x="1.4cm" svg:y="0.663cm" presentation:class="title" presentation:user-transformed="true">
          <draw:text-box>
            <text:p>Mini-lisp Functions Using Python List Comprehen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ing Python list comprehension, we implemented three functions in mini-lisp</text:p>
                <text:list>
                  <text:list-item>
                    <text:p>Gettable, which reads a space-delimited file into a list of lists</text:p>
                  </text:list-item>
                  <text:list-item>
                    <text:p>Select, which takes a table and list of elements, and selects those columns, returning the resulting table</text:p>
                  </text:list-item>
                  <text:list-item>
                    <text:p>Sortby, which takes a table and parameter, and sorts the table by said parameter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Closur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e used closures in python to create a class which inherits from Object, and another class that inherits from the first class</text:p>
              </text:list-item>
              <text:list-item>
                <text:p>Exec in mini-lisp is used to demo some of the features of the closures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Java Stream Opera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e created Java code using stream operations which takes a list of numbers, filters it for numbers p which are prime, and 1 modulo 3. Returns a list of tuples of numbers of the form (p,3p+1) </text:p>
              </text:list-item>
              <text:list-item>
                <text:p>The code can be fed lists using the exec fun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ini-lisp Bug Fix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uld not deal with list of strings</text:p>
              </text:list-item>
              <text:list-item>
                <text:p>Needed to fix in order to properly build functions for list comprehen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icro-Swift: Things Implemented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ithmetic system</text:p>
                <text:list>
                  <text:list-item>
                    <text:p>Full support for parentheses, addition, subtraction, division, and multiplication</text:p>
                  </text:list-item>
                </text:list>
              </text:list-item>
              <text:list-item>
                <text:p>Constant Setting</text:p>
                <text:list>
                  <text:list-item>
                    <text:p>Can use “let” to set constants to the value of an expression</text:p>
                  </text:list-item>
                </text:list>
              </text:list-item>
              <text:list-item>
                <text:p>Print Statement</text:p>
                <text:list>
                  <text:list-item>
                    <text:p>The Print function can be fed any arithmetic expr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855cm" svg:x="1.4cm" svg:y="0.663cm" presentation:class="title" presentation:user-transformed="true">
          <draw:text-box>
            <text:p>Micro-Swift: Things attempted, but fail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trings</text:p>
                <text:list>
                  <text:list-item>
                    <text:p>We attempted, but failed to implement t (that can be set using expressions e.g. “I am \(age) years old”</text:p>
                  </text:list-item>
                  <text:list-item>
                    <text:p>We ran into difficulties getting such strings to properly match the rules set for them, and were unable to resolve these issues in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2T08:37:27.845797181</meta:creation-date>
    <dc:date>2016-05-12T12:05:50.270933691</dc:date>
    <meta:editing-duration>PT12M32S</meta:editing-duration>
    <meta:editing-cycles>1</meta:editing-cycles>
    <meta:document-statistic meta:object-count="45"/>
    <meta:generator>LibreOffice/4.3.3.2$Linux_X86_64 LibreOffice_project/430m0$Build-2</meta:generator>
  </office:meta>
</office:document-meta>
</file>